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c7d" officeooo:paragraph-rsid="000e0c7d"/>
    </style:style>
    <style:style style:name="P2" style:family="paragraph" style:parent-style-name="Standard" style:list-style-name="L1">
      <style:text-properties officeooo:rsid="000e0c7d" officeooo:paragraph-rsid="000e0c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DB Project:</text:p>
      <text:p text:style-name="P1"/>
      <text:p text:style-name="P1">For the final database project I plan on creating a Dungeons &amp; Dragons character manager. The application will run on PCs and will be built in either C# or Java (Haven’t decided yet).</text:p>
      <text:p text:style-name="P1">It shall provide the following user functionalities:</text:p>
      <text:list xml:id="list2150058436" text:style-name="L1">
        <text:list-item>
          <text:p text:style-name="P2">Allows users to create characters based on predefined races and tie these created characters to their username</text:p>
        </text:list-item>
        <text:list-item>
          <text:p text:style-name="P2">Allow users to define new races</text:p>
        </text:list-item>
        <text:list-item>
          <text:p text:style-name="P2">Allow users to create NPCs and tie them to their account.</text:p>
        </text:list-item>
        <text:list-item>
          <text:p text:style-name="P2">Allow users to track the progress of their character progression, their inventories, their currently equipped gear… etc.</text:p>
        </text:list-item>
        <text:list-item>
          <text:p text:style-name="P2">Allows users to share character sheets to other users, using their usernames</text:p>
        </text:list-item>
      </text:list>
      <text:p text:style-name="P1">If time permits, this could be extended to more than just a character manager, extending it to become a D&amp;D game tracker with specific Dungeon Master functionalities such as storing maps, monsters, and games with their respective charact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0:13:34.635777437</meta:creation-date>
    <dc:date>2017-11-04T20:20:48.451276434</dc:date>
    <meta:editing-duration>PT7M14S</meta:editing-duration>
    <meta:editing-cycles>1</meta:editing-cycles>
    <meta:document-statistic meta:table-count="0" meta:image-count="0" meta:object-count="0" meta:page-count="1" meta:paragraph-count="9" meta:word-count="149" meta:character-count="892" meta:non-whitespace-character-count="757"/>
    <meta:generator>LibreOffice/5.3.1.2$Linux_X86_64 LibreOffice_project/30m0$Build-2</meta:generator>
  </office:meta>
</office:document-meta>
</file>